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1" fo:font-size="9pt"/>
    </style:style>
    <style:style style:name="T1" style:family="text">
      <style:text-properties fo:color="#008000" fo:font-weight="bold"/>
    </style:style>
    <style:style style:name="T2" style:family="text">
      <style:text-properties fo:color="#008000" style:font-name="DejaVu Sans Mono1" fo:font-size="9pt" fo:font-weight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1" fo:font-size="9pt"/>
    </style:style>
    <style:style style:name="T6" style:family="text">
      <style:text-properties fo:color="#000080" style:font-name="DejaVu Sans Mono1" fo:font-size="9pt" fo:font-weight="bold"/>
    </style:style>
    <style:style style:name="T7" style:family="text">
      <style:text-properties fo:color="#0000ff"/>
    </style:style>
    <style:style style:name="T8" style:family="text">
      <style:text-properties fo:color="#0000ff" style:font-name="DejaVu Sans Mono1" fo:font-size="9pt"/>
    </style:style>
    <style:style style:name="T9" style:family="text">
      <style:text-properties style:font-name="DejaVu Sans Mono1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_logger.info(<text:span text:style-name="T1">"-----------------No Event"</text:span>)</text:p>
      <text:p text:style-name="P3"><text:span text:style-name="T4">for </text:span>k <text:span text:style-name="T4">in </text:span><text:span text:style-name="T3">range</text:span>(<text:span text:style-name="T7">1</text:span>,<text:span text:style-name="T7">4</text:span>,<text:span text:style-name="T7">1</text:span>):</text:p>
      <text:p text:style-name="P2"><text:s text:c="4"/><text:span text:style-name="T9">position = j_device.joystick.get_axis(k)</text:span></text:p>
      <text:p text:style-name="P2"><text:s text:c="4"/><text:span text:style-name="T9">Axes[k] = position</text:span></text:p>
      <text:p text:style-name="P2"><text:s text:c="4"/><text:span text:style-name="T6">if </text:span><text:span text:style-name="T9">position != </text:span><text:span text:style-name="T8">0</text:span><text:span text:style-name="T9">:</text:span></text:p>
      <text:p text:style-name="P2"><text:s text:c="8"/><text:span text:style-name="T9">my_logger.info(</text:span><text:span text:style-name="T2">"Joyaxis {} - displacement {}"</text:span><text:span text:style-name="T9">.format(k,position))</text:span></text:p>
      <text:p text:style-name="P2"><text:s text:c="4"/><text:span text:style-name="T6">if </text:span><text:span text:style-name="T9">position &gt; </text:span><text:span text:style-name="T8">0</text:span><text:span text:style-name="T9">:</text:span></text:p>
      <text:p text:style-name="P2"><text:s text:c="8"/><text:span text:style-name="T6">if </text:span><text:span text:style-name="T9">position &gt; max_val[k]:</text:span></text:p>
      <text:p text:style-name="P2"><text:s text:c="12"/><text:span text:style-name="T9">direction = </text:span><text:span text:style-name="T8">1</text:span></text:p>
      <text:p text:style-name="P2"><text:span text:style-name="T7"><text:s text:c="12"/></text:span><text:span text:style-name="T9">move_goal[k] = </text:span><text:span text:style-name="T5">int</text:span><text:span text:style-name="T9">(position*MOVE_TICKS)</text:span></text:p>
      <text:p text:style-name="P2"><text:s text:c="12"/><text:span text:style-name="T6">if </text:span><text:span text:style-name="T9">k == </text:span><text:span text:style-name="T8">1</text:span><text:span text:style-name="T9">:</text:span></text:p>
      <text:p text:style-name="P2"><text:s text:c="16"/><text:span text:style-name="T9">my_logger.info(</text:span><text:span text:style-name="T2">"HELD--Joy Axis {} +ive Value {},moveby {}"</text:span><text:span text:style-name="T9">.format(k,position,move_goal[k]))</text:span></text:p>
      <text:p text:style-name="P2"><text:s text:c="16"/><text:span text:style-name="T9">palm.grip_fingers(move_goal[k],direction)</text:span></text:p>
      <text:p text:style-name="P2"><text:s text:c="4"/><text:span text:style-name="T6">elif </text:span><text:span text:style-name="T9">position &lt; </text:span><text:span text:style-name="T8">0</text:span><text:span text:style-name="T9">:</text:span></text:p>
      <text:p text:style-name="P2"><text:s text:c="8"/><text:span text:style-name="T6">if </text:span><text:span text:style-name="T9">position &lt; min_val[k]:</text:span></text:p>
      <text:p text:style-name="P2"><text:s text:c="12"/><text:span text:style-name="T9">direction = -</text:span><text:span text:style-name="T8">1</text:span></text:p>
      <text:p text:style-name="P2"><text:span text:style-name="T7"><text:s text:c="12"/></text:span><text:span text:style-name="T9">move_goal[k] = </text:span><text:span text:style-name="T5">int</text:span><text:span text:style-name="T9">(</text:span><text:span text:style-name="T5">abs</text:span><text:span text:style-name="T9">(position)*MOVE_TICKS)</text:span></text:p>
      <text:p text:style-name="P2"><text:s text:c="12"/><text:span text:style-name="T6">if </text:span><text:span text:style-name="T9">k == </text:span><text:span text:style-name="T8">1</text:span><text:span text:style-name="T9">:</text:span></text:p>
      <text:p text:style-name="P2"><text:s text:c="16"/><text:span text:style-name="T9">my_logger.info(</text:span><text:span text:style-name="T2">"HELD--Joy Axis {} -ive Value {},moveby {}"</text:span><text:span text:style-name="T9">.format(k,position,move_goal[k]))</text:span></text:p>
      <text:p text:style-name="P1"><text:s text:c="16"/><text:span text:style-name="T9">palm.grip_fingers(move_goal[k],direction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1" svg:font-family="'DejaVu Sans Mono'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kiyengar </meta:initial-creator>
    <meta:creation-date>2016-01-08T22:12:11</meta:creation-date>
    <dc:date>2016-01-08T22:42:49</dc:date>
    <dc:creator>srkiyengar </dc:creator>
    <meta:editing-duration>PT15M28S</meta:editing-duration>
    <meta:editing-cycles>1</meta:editing-cycles>
    <meta:document-statistic meta:table-count="0" meta:image-count="0" meta:object-count="0" meta:page-count="1" meta:paragraph-count="20" meta:word-count="76" meta:character-count="863" meta:non-whitespace-character-count="630"/>
    <meta:generator>LibreOffice/3.5$Linux_X86_64 LibreOffice_project/350m1$Build-2</meta:generator>
  </office:meta>
</office:document-meta>
</file>